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item </text:p>
          </table:table-cell>
          <table:table-cell table:style-name="ce1" office:value-type="string" calcext:value-type="string">
            <text:p>Item to comple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menu to manage categori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feature to display categor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feature to display orders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user name and date on menu screens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ove debug echo statement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 commented cod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 up admin check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vent users accessing screens without logi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ove unused co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 decrement when orders are completed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not display products that have quantity &lt; =0 or unavailable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en order is complete, change status from partial to completed</text:p>
          </table:table-cell>
          <table:table-cell office:value-type="string" calcext:value-type="string">
            <text:p>completed</text:p>
          </table:table-cell>
          <table:table-cell table:style-name="ce2"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olidate code DRY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ar cart after purcha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05:32:50.161001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6:57:08.937606244</meta:creation-date>
    <dc:date>2015-11-11T06:40:29.426366111</dc:date>
    <meta:editing-duration>PT2H11M</meta:editing-duration>
    <meta:editing-cycles>9</meta:editing-cycles>
    <meta:generator>LibreOffice/4.4.6.3$Linux_X86_64 LibreOffice_project/40m0$Build-3</meta:generator>
    <meta:document-statistic meta:table-count="1" meta:cell-count="42" meta:object-count="0"/>
  </office:meta>
</office:document-meta>
</file>